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STIXSizeOneSym" svg:font-family="STIXSizeOneSy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8af" officeooo:paragraph-rsid="0001a8af"/>
    </style:style>
    <style:style style:name="P2" style:family="paragraph" style:parent-style-name="Standard" style:list-style-name="L1">
      <style:text-properties officeooo:paragraph-rsid="0001a8af"/>
    </style:style>
    <style:style style:name="P3" style:family="paragraph" style:parent-style-name="Standard" style:list-style-name="L1">
      <style:text-properties officeooo:rsid="0001a8af" officeooo:paragraph-rsid="0001a8af"/>
    </style:style>
    <style:style style:name="P4" style:family="paragraph" style:parent-style-name="Standard">
      <style:text-properties officeooo:rsid="0001a8af" officeooo:paragraph-rsid="0001a8af"/>
    </style:style>
    <style:style style:name="P5" style:family="paragraph" style:parent-style-name="Standard">
      <style:text-properties officeooo:rsid="0001a8af" officeooo:paragraph-rsid="000d0ae4"/>
    </style:style>
    <style:style style:name="P6" style:family="paragraph" style:parent-style-name="Standard" style:list-style-name="L1">
      <style:text-properties officeooo:rsid="0001ec6b" officeooo:paragraph-rsid="0001ec6b"/>
    </style:style>
    <style:style style:name="P7" style:family="paragraph" style:parent-style-name="Standard" style:list-style-name="L1">
      <style:text-properties officeooo:rsid="000443c7" officeooo:paragraph-rsid="000443c7"/>
    </style:style>
    <style:style style:name="P8" style:family="paragraph" style:parent-style-name="Standard">
      <style:text-properties officeooo:rsid="000443c7" officeooo:paragraph-rsid="0001a8af"/>
    </style:style>
    <style:style style:name="P9" style:family="paragraph" style:parent-style-name="Standard" style:list-style-name="L1">
      <style:text-properties officeooo:rsid="0002ee77" officeooo:paragraph-rsid="0002ee77"/>
    </style:style>
    <style:style style:name="P10" style:family="paragraph" style:parent-style-name="Standard">
      <style:paragraph-properties fo:text-align="center" style:justify-single-word="false"/>
      <style:text-properties fo:font-weight="bold" officeooo:rsid="0001a8af" officeooo:paragraph-rsid="0001a8af" style:font-weight-asian="bold" style:font-weight-complex="bold"/>
    </style:style>
    <style:style style:name="P11" style:family="paragraph" style:parent-style-name="Standard">
      <style:text-properties fo:font-weight="bold" officeooo:rsid="0007eae2" officeooo:paragraph-rsid="0007eae2" style:font-weight-asian="bold" style:font-weight-complex="bold"/>
    </style:style>
    <style:style style:name="P12" style:family="paragraph" style:parent-style-name="Standard">
      <style:text-properties fo:font-weight="bold" officeooo:rsid="000af690" officeooo:paragraph-rsid="000af690" style:font-weight-asian="bold" style:font-weight-complex="bold"/>
    </style:style>
    <style:style style:name="P13" style:family="paragraph" style:parent-style-name="Standard">
      <style:text-properties fo:font-weight="bold" officeooo:rsid="000d0ae4" officeooo:paragraph-rsid="000d0ae4" style:font-weight-asian="bold" style:font-weight-complex="bold"/>
    </style:style>
    <style:style style:name="P14" style:family="paragraph" style:parent-style-name="Standard">
      <style:text-properties fo:font-weight="bold" officeooo:rsid="000edaa7" officeooo:paragraph-rsid="000edaa7" style:font-weight-asian="bold" style:font-weight-complex="bold"/>
    </style:style>
    <style:style style:name="P15" style:family="paragraph" style:parent-style-name="Standard">
      <style:text-properties fo:font-weight="bold" officeooo:rsid="00101711" officeooo:paragraph-rsid="00101711" style:font-weight-asian="bold" style:font-weight-complex="bold"/>
    </style:style>
    <style:style style:name="P16" style:family="paragraph" style:parent-style-name="Standard">
      <style:text-properties fo:font-weight="bold" officeooo:rsid="00106e24" officeooo:paragraph-rsid="00106e24" style:font-weight-asian="bold" style:font-weight-complex="bold"/>
    </style:style>
    <style:style style:name="P17" style:family="paragraph" style:parent-style-name="Standard">
      <style:paragraph-properties fo:text-align="center" style:justify-single-word="false"/>
      <style:text-properties fo:font-size="14pt" fo:font-weight="bold" officeooo:rsid="0001a8af" officeooo:paragraph-rsid="0001a8af"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01a8af" officeooo:paragraph-rsid="0007eae2" style:font-size-asian="14pt" style:font-weight-asian="bold" style:font-size-complex="14pt" style:font-weight-complex="bold"/>
    </style:style>
    <style:style style:name="P19" style:family="paragraph" style:parent-style-name="Standard">
      <style:text-properties fo:font-weight="normal" officeooo:rsid="000af690" officeooo:paragraph-rsid="000af690" style:font-weight-asian="normal" style:font-weight-complex="normal"/>
    </style:style>
    <style:style style:name="P20" style:family="paragraph" style:parent-style-name="Standard">
      <style:text-properties fo:font-weight="normal" officeooo:rsid="000bd1dc" officeooo:paragraph-rsid="000bd1dc" style:font-weight-asian="normal" style:font-weight-complex="normal"/>
    </style:style>
    <style:style style:name="P21" style:family="paragraph" style:parent-style-name="Standard">
      <style:text-properties fo:font-weight="normal" officeooo:rsid="00101711" officeooo:paragraph-rsid="00101711" style:font-weight-asian="normal" style:font-weight-complex="normal"/>
    </style:style>
    <style:style style:name="P22" style:family="paragraph" style:parent-style-name="Standard">
      <style:text-properties fo:font-weight="normal" officeooo:rsid="00106e24" officeooo:paragraph-rsid="00106e24" style:font-weight-asian="normal" style:font-weight-complex="normal"/>
    </style:style>
    <style:style style:name="P23" style:family="paragraph" style:parent-style-name="Standard">
      <style:text-properties officeooo:paragraph-rsid="0007eae2"/>
    </style:style>
    <style:style style:name="P24" style:family="paragraph" style:parent-style-name="Standard">
      <style:text-properties officeooo:rsid="00094790" officeooo:paragraph-rsid="00094790"/>
    </style:style>
    <style:style style:name="P25" style:family="paragraph" style:parent-style-name="Standard" style:list-style-name="L2">
      <style:text-properties officeooo:rsid="00094790" officeooo:paragraph-rsid="00094790"/>
    </style:style>
    <style:style style:name="P26" style:family="paragraph" style:parent-style-name="Standard" style:list-style-name="L2">
      <style:text-properties officeooo:rsid="0009a10b" officeooo:paragraph-rsid="0009a10b"/>
    </style:style>
    <style:style style:name="P27" style:family="paragraph" style:parent-style-name="Standard" style:list-style-name="L2">
      <style:text-properties officeooo:rsid="000af690" officeooo:paragraph-rsid="000af690"/>
    </style:style>
    <style:style style:name="P28" style:family="paragraph" style:parent-style-name="Standard">
      <style:text-properties officeooo:rsid="000af690" officeooo:paragraph-rsid="000af690"/>
    </style:style>
    <style:style style:name="P29" style:family="paragraph" style:parent-style-name="Standard" style:list-style-name="L3">
      <style:text-properties officeooo:rsid="000d0ae4" officeooo:paragraph-rsid="000d0ae4"/>
    </style:style>
    <style:style style:name="P30" style:family="paragraph" style:parent-style-name="Standard" style:list-style-name="L3">
      <style:text-properties officeooo:rsid="000edaa7" officeooo:paragraph-rsid="000edaa7"/>
    </style:style>
    <style:style style:name="P31" style:family="paragraph" style:parent-style-name="Standard">
      <style:text-properties officeooo:rsid="000edaa7" officeooo:paragraph-rsid="000edaa7"/>
    </style:style>
    <style:style style:name="P32" style:family="paragraph" style:parent-style-name="Standard">
      <style:text-properties officeooo:rsid="00106e24" officeooo:paragraph-rsid="00106e24"/>
    </style:style>
    <style:style style:name="P33" style:family="paragraph" style:parent-style-name="Standard" style:list-style-name="L9">
      <style:text-properties officeooo:rsid="00106e24" officeooo:paragraph-rsid="00106e24"/>
    </style:style>
    <style:style style:name="P34" style:family="paragraph" style:parent-style-name="Standard" style:list-style-name="L9">
      <style:text-properties officeooo:paragraph-rsid="00106e24"/>
    </style:style>
    <style:style style:name="P35" style:family="paragraph" style:parent-style-name="Text_20_body" style:list-style-name="L4">
      <style:text-properties officeooo:paragraph-rsid="00101711"/>
    </style:style>
    <style:style style:name="P36" style:family="paragraph" style:parent-style-name="Text_20_body" style:list-style-name="L8"/>
    <style:style style:name="P37" style:family="paragraph" style:parent-style-name="Text_20_body" style:list-style-name="L4">
      <style:paragraph-properties fo:margin-top="0in" fo:margin-bottom="0in" loext:contextual-spacing="false"/>
    </style:style>
    <style:style style:name="T1" style:family="text">
      <style:text-properties officeooo:rsid="0001a8af"/>
    </style:style>
    <style:style style:name="T2" style:family="text">
      <style:text-properties officeooo:rsid="0001ec6b"/>
    </style:style>
    <style:style style:name="T3" style:family="text">
      <style:text-properties officeooo:rsid="0007eae2"/>
    </style:style>
    <style:style style:name="T4" style:family="text">
      <style:text-properties fo:font-weight="normal" style:font-weight-asian="normal" style:font-weight-complex="normal"/>
    </style:style>
    <style:style style:name="T5" style:family="text">
      <style:text-properties fo:font-weight="normal" officeooo:rsid="0007eae2" style:font-weight-asian="normal" style:font-weight-complex="normal"/>
    </style:style>
    <style:style style:name="T6" style:family="text">
      <style:text-properties fo:font-weight="normal" officeooo:rsid="00094790" style:font-weight-asian="normal" style:font-weight-complex="normal"/>
    </style:style>
    <style:style style:name="T7" style:family="text">
      <style:text-properties fo:font-weight="normal" officeooo:rsid="00106e24" style:font-weight-asian="normal" style:font-weight-complex="normal"/>
    </style:style>
    <style:style style:name="T8" style:family="text">
      <style:text-properties officeooo:rsid="0009a10b"/>
    </style:style>
    <style:style style:name="T9" style:family="text">
      <style:text-properties officeooo:rsid="000bd1dc"/>
    </style:style>
    <style:style style:name="T10" style:family="text">
      <style:text-properties style:text-position="super 58%"/>
    </style:style>
    <style:style style:name="T11" style:family="text">
      <style:text-properties style:font-name="STIXGeneral"/>
    </style:style>
    <style:style style:name="T12" style:family="text">
      <style:text-properties style:font-name="STIXGeneral" fo:font-style="italic"/>
    </style:style>
    <style:style style:name="T13" style:family="text">
      <style:text-properties style:font-name="STIXSizeOneSym"/>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ats Vs Dogs <text:span text:style-name="T3">Classification</text:span></text:p>
      <text:p text:style-name="P18"><text:span text:style-name="T3">Midterm </text:span>Project Report</text:p>
      <text:p text:style-name="P17">- Shweta Srinivasan</text:p>
      <text:p text:style-name="P17"/>
      <text:p text:style-name="P10"/>
      <text:p text:style-name="P11">BUSINESS OBJECTIVE</text:p>
      <text:p text:style-name="P11"/>
      <text:p text:style-name="P1">This kaggle competition project aims to classify cats and dogs through image classification. The training data comprises of 25000 images and the test data consists of 1000 <text:span text:style-name="T3">I</text:span>mages. The submissions made on kaggle are on the test data. The<text:span text:style-name="T3"> goal is to develop a classification technique in the machine learning landscape, particularly in deep learning. </text:span></text:p>
      <text:p text:style-name="P1"/>
      <text:p text:style-name="P11">VARIOUS APPROACHES</text:p>
      <text:p text:style-name="P11"/>
      <text:p text:style-name="P23"><text:span text:style-name="T5">There exist various approaches to tackle this problem. </text:span><text:span text:style-name="T6">Most of them implement an architecture similar to the VGG-16 architecture on Tensorflow or Keras as </text:span>proposed by K. Simonyan and A. Zisserman from the University of Oxford in the paper “Very Deep Convolutional Networks for Large-Scale Image Recognition”.</text:p>
      <text:p text:style-name="P24">The various approaches I took include:</text:p>
      <text:list xml:id="list4188401502192304461" text:style-name="L2">
        <text:list-item>
          <text:p text:style-name="P25">As a pass 1 approach, I used the MNIST classification as a reference and built a basic Convolution Neural Network using Keras with Tensorflow as a back-end. The initial pass produced a log loss of 8 approximately and accuracy of the order of 50% .</text:p>
        </text:list-item>
        <text:list-item>
          <text:p text:style-name="P25">As a second step to pass 1, I modified the basic CNN architecture by adding few more Convolution 2D layers, maxpooling layers and dense layers. I also experimented with dropout rates modifying it between 0.2 and 0.8. <text:span text:style-name="T8">The results of this model did not show significant improvement to the accuracy and log loss error, despite increasing number of epochs.</text:span></text:p>
        </text:list-item>
        <text:list-item>
          <text:p text:style-name="P26">The next approach I made was to attempt the problem fully from a Tensorflow perspective.</text:p>
          <text:p text:style-name="P27">I started of with an architecture similar to that of MNIST using Tensorflow, the results of which were quite satisfactory.</text:p>
        </text:list-item>
        <text:list-item>
          <text:p text:style-name="P27">Hence, I started building on the architecture on Tensorflow and increased my architecture size and also modified the filter size and dropout rate and number of epochs. </text:p>
        </text:list-item>
        <text:list-item>
          <text:p text:style-name="P27">I finally achieved my best results with Tensorflow, accuracy of 83% and a log loss of 0.3.</text:p>
        </text:list-item>
      </text:list>
      <text:p text:style-name="P28"/>
      <text:p text:style-name="P12">DESIGN</text:p>
      <text:p text:style-name="P19"/>
      <text:p text:style-name="P19">The architecture I chose ultimately gave me the best results which was effective from a model run time perspective as well. </text:p>
      <text:p text:style-name="P19">The architecture builds on MNIST and consists of <text:span text:style-name="T9">6 convolution layers, 1 fully connected layer.</text:span></text:p>
      <text:p text:style-name="P20">The activation function used being softmax, adam optimizer and a learn<text:span text:style-name="T2">ing rate of 1e-3. </text:span>The further I decreased the learning rate, the model took longer to train with not much improvement in accuracy and hence I settled with this particular learning rate.</text:p>
      <text:p text:style-name="P20">Larger learning rates were quite fast to train but as I suspected they seemed to miss the best results and were tending to over-fit the model.</text:p>
      <text:p text:style-name="P1"/>
      <text:p text:style-name="P1"/>
      <text:p text:style-name="P1"/>
      <text:p text:style-name="P1"/>
      <text:p text:style-name="P1"/>
      <text:p text:style-name="P1"><text:soft-page-break/></text:p>
      <text:p text:style-name="P13">IMPLEMENTATION</text:p>
      <text:p text:style-name="P5"/>
      <text:list xml:id="list5580777268927093375" text:style-name="L3">
        <text:list-item>
          <text:p text:style-name="P29">Download data, import images and set constant parameters such as learning rate, image size, model name(for loading model for future purposes)</text:p>
        </text:list-item>
        <text:list-item>
          <text:p text:style-name="P29">One hot encode label values for cat and dog, cat → [1,0]; dog→ [0,1]</text:p>
        </text:list-item>
        <text:list-item>
          <text:p text:style-name="P29">The images are in the format dog/cat.number.png, hence the images are split by ‘.’ and the -3<text:span text:style-name="T10">rd</text:span> position is chosen to obtain the labels which were then used for one hot encoding.</text:p>
        </text:list-item>
        <text:list-item>
          <text:p text:style-name="P29">As the next step in preprocessing, the image is converted to grayscale and converted to a uniform size of 50x50 for uniformity. </text:p>
        </text:list-item>
        <text:list-item>
          <text:p text:style-name="P30">The next step is to create the train and test data by appending each image with the corresponding class label.</text:p>
        </text:list-item>
        <text:list-item>
          <text:p text:style-name="P30">The train data is also shuffled since the images are arranged in the order of all cats followed by all dogs. When we attempt to split the train data into train and test set, without any shuffling, the model would be learning on a majority of one particular class leading to incorrect results and hence shuffling becomes a crucial step at this point.</text:p>
        </text:list-item>
        <text:list-item>
          <text:p text:style-name="P30">The model architecture is defined in the next stage, with the suitable (6) convolution layers, 1 fully connected layer.</text:p>
        </text:list-item>
        <text:list-item>
          <text:p text:style-name="P30">The train data is split and 500 images are retained for testing model accuracy.</text:p>
        </text:list-item>
        <text:list-item>
          <text:p text:style-name="P30">Since the training data now consists of images with the labels, the data needs to be split to retrieve just the images.</text:p>
        </text:list-item>
        <text:list-item>
          <text:p text:style-name="P30">Following this, the images are reshaped before feeding into the neural network.</text:p>
        </text:list-item>
        <text:list-item>
          <text:p text:style-name="P30">The final step is to fit the model and observe results for 5 epochs.</text:p>
        </text:list-item>
      </text:list>
      <text:p text:style-name="P31"/>
      <text:p text:style-name="P14">RESULTS</text:p>
      <text:p text:style-name="P14"/>
      <text:p text:style-name="P21">The model achieves an accuracy of 84.05% with a log loss of 0.35 and an accuracy of 78.80 and log loss of 0.47 on the validation set.</text:p>
      <text:p text:style-name="P21"/>
      <text:p text:style-name="P21">The log loss is calculated as:</text:p>
      <text:p text:style-name="P21"><text:bookmark text:name="MathJax-Element-1-Frame"/><text:bookmark text:name="MathJax-Span-5"/><text:bookmark text:name="MathJax-Span-4"/><text:bookmark text:name="MathJax-Span-3"/><text:bookmark text:name="MathJax-Span-2"/><text:bookmark text:name="MathJax-Span-1"/><text:span text:style-name="T11">LogLoss</text:span><text:bookmark text:name="MathJax-Span-6"/><text:span text:style-name="T11">=</text:span><text:bookmark text:name="MathJax-Span-7"/>−<text:bookmark text:name="MathJax-Span-8"/><text:bookmark text:name="MathJax-Span-9"/><text:span text:style-name="T11">1</text:span><text:bookmark text:name="MathJax-Span-10"/><text:span text:style-name="T12">n</text:span><text:bookmark text:name="MathJax-Span-11"/><text:bookmark text:name="MathJax-Span-12"/>∑<text:bookmark text:name="MathJax-Span-13"/><text:bookmark text:name="MathJax-Span-14"/><text:bookmark text:name="MathJax-Span-15"/><text:span text:style-name="T12">i</text:span><text:bookmark text:name="MathJax-Span-16"/><text:span text:style-name="T11">=</text:span><text:bookmark text:name="MathJax-Span-17"/><text:span text:style-name="T11">1</text:span><text:bookmark text:name="MathJax-Span-18"/><text:span text:style-name="T12">n</text:span><text:bookmark text:name="MathJax-Span-19"/><text:bookmark text:name="MathJax-Span-20"/><text:span text:style-name="T13">[</text:span><text:bookmark text:name="MathJax-Span-21"/><text:bookmark text:name="MathJax-Span-22"/><text:bookmark text:name="MathJax-Span-23"/><text:span text:style-name="T12">y</text:span><text:bookmark text:name="MathJax-Span-24"/><text:span text:style-name="T12">i</text:span><text:bookmark text:name="MathJax-Span-25"/><text:span text:style-name="T11">log</text:span><text:bookmark text:name="MathJax-Span-26"/><text:bookmark text:name="MathJax-Span-27"/><text:span text:style-name="T11">(</text:span><text:bookmark text:name="MathJax-Span-28"/><text:bookmark text:name="MathJax-Span-29"/><text:bookmark text:name="MathJax-Span-30"/><text:bookmark text:name="MathJax-Span-31"/><text:bookmark text:name="MathJax-Span-32"/><text:span text:style-name="T12">y</text:span><text:bookmark text:name="MathJax-Span-33"/><text:span text:style-name="T11">̂</text:span><text:bookmark text:name="MathJax-Span-34"/><text:span text:style-name="T12">i</text:span><text:bookmark text:name="MathJax-Span-35"/><text:span text:style-name="T11">)</text:span><text:bookmark text:name="MathJax-Span-36"/><text:span text:style-name="T11">+</text:span><text:bookmark text:name="MathJax-Span-37"/><text:span text:style-name="T11">(</text:span><text:bookmark text:name="MathJax-Span-38"/><text:span text:style-name="T11">1</text:span><text:bookmark text:name="MathJax-Span-39"/>−<text:bookmark text:name="MathJax-Span-40"/><text:bookmark text:name="MathJax-Span-41"/><text:span text:style-name="T12">y</text:span><text:bookmark text:name="MathJax-Span-42"/><text:span text:style-name="T12">i</text:span><text:bookmark text:name="MathJax-Span-43"/><text:span text:style-name="T11">)</text:span><text:bookmark text:name="MathJax-Span-44"/><text:span text:style-name="T11">log</text:span><text:bookmark text:name="MathJax-Span-45"/><text:bookmark text:name="MathJax-Span-46"/><text:span text:style-name="T11">(</text:span><text:bookmark text:name="MathJax-Span-47"/><text:span text:style-name="T11">1</text:span><text:bookmark text:name="MathJax-Span-48"/>−<text:bookmark text:name="MathJax-Span-49"/><text:bookmark text:name="MathJax-Span-50"/><text:bookmark text:name="MathJax-Span-51"/><text:bookmark text:name="MathJax-Span-52"/><text:bookmark text:name="MathJax-Span-53"/><text:span text:style-name="T12">y</text:span><text:bookmark text:name="MathJax-Span-54"/><text:span text:style-name="T11">̂</text:span><text:bookmark text:name="MathJax-Span-55"/><text:span text:style-name="T12">i</text:span><text:bookmark text:name="MathJax-Span-56"/><text:span text:style-name="T11">)</text:span><text:bookmark text:name="MathJax-Span-57"/><text:span text:style-name="T13">]</text:span><text:bookmark text:name="MathJax-Span-58"/><text:span text:style-name="T11">,</text:span></text:p>
      <text:p text:style-name="Text_20_body">where</text:p>
      <text:list xml:id="list8339553798979274348" text:style-name="L4">
        <text:list-item>
          <text:p text:style-name="P37">n is the number of images in the test set </text:p>
        </text:list-item>
        <text:list-item>
          <text:p text:style-name="P35"><text:bookmark text:name="MathJax-Element-2-Frame"/><text:bookmark text:name="MathJax-Span-65"/><text:bookmark text:name="MathJax-Span-64"/><text:bookmark text:name="MathJax-Span-63"/><text:bookmark text:name="MathJax-Span-62"/><text:bookmark text:name="MathJax-Span-61"/><text:bookmark text:name="MathJax-Span-60"/><text:bookmark text:name="MathJax-Span-59"/><text:span text:style-name="T12">y</text:span><text:bookmark text:name="MathJax-Span-66"/><text:span text:style-name="T11">̂</text:span><text:bookmark text:name="MathJax-Span-67"/><text:span text:style-name="T12">i </text:span>is the predicted probability of the image being a dog </text:p>
        </text:list-item>
      </text:list>
      <text:list xml:id="list7715230516829021113" text:style-name="L8">
        <text:list-item>
          <text:p text:style-name="P36"><text:bookmark text:name="MathJax-Element-4-Frame"/><text:bookmark text:name="MathJax-Span-75"/><text:bookmark text:name="MathJax-Span-74"/><text:bookmark text:name="MathJax-Span-73"/><text:span text:style-name="T12">l</text:span><text:bookmark text:name="MathJax-Span-76"/><text:span text:style-name="T12">o</text:span><text:bookmark text:name="MathJax-Span-77"/><text:span text:style-name="T12">g</text:span><text:bookmark text:name="MathJax-Span-78"/><text:span text:style-name="T11">(</text:span><text:bookmark text:name="MathJax-Span-79"/><text:span text:style-name="T11">)</text:span> is the natural (base e) logarithm</text:p>
        </text:list-item>
      </text:list>
      <text:p text:style-name="P1"/>
      <text:p text:style-name="P15">FINDINGS</text:p>
      <text:p text:style-name="P15"/>
      <text:p text:style-name="P21">This architecture works well to classify 25000 images and does a satisfactory job on validating the model against the test set as well. </text:p>
      <text:p text:style-name="P32">The modification of learning rate and addition of convolution layers was key to increasing performance <text:s text:c="2"/>for this particular problem statement. A smaller learning rate took slightly longer but covered the possibility of discovering the best fit as opposed to using a larger learning rate which might have the tendency to miss the best fit.</text:p>
      <text:p text:style-name="P1"><text:soft-page-break/></text:p>
      <text:p text:style-name="P16">AREAS OF IMPROVEMENT</text:p>
      <text:p text:style-name="P16"/>
      <text:list xml:id="list8419042847133517957" text:style-name="L9">
        <text:list-item>
          <text:p text:style-name="P34"><text:span text:style-name="T7">Like I mentioned at the start of the report, this architecture was built on the MNIST architecture and hence could always be improved further by tweaking learning rate, number of layers, dropout rate.</text:span></text:p>
        </text:list-item>
        <text:list-item>
          <text:p text:style-name="P33"><text:span text:style-name="T4">The Keras implementation could also be tweaked to improve accuracy, by modifying the tuning parameters.</text:span></text:p>
        </text:list-item>
        <text:list-item>
          <text:p text:style-name="P33"><text:span text:style-name="T4">One aspect which I could do differently would be to completely redesign this architecture to mimic an architecture like Alex Net and try and replicate the results. </text:span></text:p>
        </text:list-item>
      </text:list>
      <text:p text:style-name="P32"><text:span text:style-name="T4"/></text:p>
      <text:p text:style-name="P16">CONCLUSION</text:p>
      <text:p text:style-name="P22"/>
      <text:p text:style-name="P22">The goal to classify cats and dogs was successfully implemented using a neural network which does a good job of classifying images. I would definitely recommend this model to classify images of a similar nature for any future studies.</text:p>
      <text:p text:style-name="P22"/>
      <text:p text:style-name="P8"/>
      <text:list xml:id="list9158786100664956849" text:style-name="L1">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STIXSizeOneSym" svg:font-family="STIXSizeOneSym"/>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7T16:31:58.200961924</meta:creation-date>
    <dc:date>2017-03-18T10:19:01.316170140</dc:date>
    <meta:editing-duration>PT1H23M40S</meta:editing-duration>
    <meta:editing-cycles>9</meta:editing-cycles>
    <meta:generator>LibreOffice/5.1.6.2$Linux_X86_64 LibreOffice_project/10m0$Build-2</meta:generator>
    <meta:document-statistic meta:table-count="0" meta:image-count="0" meta:object-count="0" meta:page-count="3" meta:paragraph-count="49" meta:word-count="948" meta:character-count="5535" meta:non-whitespace-character-count="4649"/>
  </office:meta>
</office:document-meta>
</file>